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font-variant="normal" fo:text-transform="none" fo:color="#30a6c4" loext:opacity="100%" style:font-name="Helvetica Neue" fo:font-size="7pt" fo:letter-spacing="normal" fo:font-style="normal" fo:font-weight="normal"/>
    </style:style>
    <style:style style:name="P2" style:family="paragraph" style:parent-style-name="Text_20_body">
      <style:paragraph-properties fo:margin-left="0cm" fo:margin-right="0cm" fo:margin-top="0cm" fo:margin-bottom="0cm" style:contextual-spacing="false" fo:line-height="150%" fo:text-align="end" style:justify-single-word="false" fo:orphans="2" fo:widows="2" fo:text-indent="0cm" style:auto-text-indent="false" fo:padding="0cm" fo:border="none"/>
      <style:text-properties fo:font-variant="normal" fo:text-transform="none" fo:color="#999999" loext:opacity="100%" style:font-name="Helvetica Neue" fo:font-size="7pt" fo:letter-spacing="normal" fo:font-style="normal" fo:font-weight="normal" loext:padding="0cm" loext:border="none"/>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Helvetica Neue" fo:font-size="8pt" fo:letter-spacing="normal" fo:font-style="normal" fo:font-weight="normal" loext:padding="0cm" loext:border="none"/>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666666" loext:opacity="100%" fo:letter-spacing="normal"/>
    </style:style>
    <style:style style:name="P5" style:family="paragraph" style:parent-style-name="Text_20_body">
      <style:paragraph-properties fo:margin-left="0cm" fo:margin-right="0cm" fo:line-height="150%" fo:text-align="start" style:justify-single-word="false" fo:orphans="2" fo:widows="2" fo:text-indent="0cm" style:auto-text-indent="false"/>
      <style:text-properties fo:font-variant="normal" fo:text-transform="none" fo:color="#666666" loext:opacity="100%" style:font-name="Helvetica Neue" fo:font-size="6pt" fo:letter-spacing="normal" fo:font-style="normal" fo:font-weight="normal" loext:padding="0cm" loext:border="none"/>
    </style:style>
    <style:style style:name="P6" style:family="paragraph" style:parent-style-name="Text_20_body">
      <style:paragraph-properties fo:margin-left="0cm" fo:margin-right="0cm" fo:margin-top="0cm" fo:margin-bottom="0.176cm" style:contextual-spacing="false" style:line-height-at-least="0.423cm" fo:text-align="start" style:justify-single-word="false" fo:orphans="2" fo:widows="2" fo:text-indent="0cm" style:auto-text-indent="false" fo:padding="0cm" fo:border="none"/>
      <style:text-properties fo:font-variant="normal" fo:text-transform="none" fo:color="#404040" loext:opacity="100%" style:font-name="Helvetica Neue" fo:font-size="8pt" fo:letter-spacing="normal" fo:font-style="normal" fo:font-weight="normal" loext:padding="0cm" loext:border="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Rahmen1" text:anchor-type="paragraph" svg:width="13.317cm" draw:z-index="0"><draw:text-box fo:min-height="0.041cm"><text:p text:style-name="P2">26.01.2023 02:38</text:p></draw:text-box></draw:frame><draw:frame draw:style-name="fr1" draw:name="Rahmen2" text:anchor-type="paragraph" svg:width="13.317cm" draw:z-index="1"><draw:text-box fo:min-height="0.041cm"><text:p text:style-name="P3">am 15.06 bis 20.06 haben ich ein Auto mit meiner Frau bei dr Firma Car2Rent gemietet. Die Rechnung sollte die Firma HUK -Coburg bezahlen, weil unser Auto davor gebrochen wurde von ihre Kundin. Auto befand sich beim Werkstatt. Wir haben bei der Firma Car2Rent ein Formular mit der Schadennummer ausgefüllt. Die haben dort eine andere Preis festgelegt. Unser Preis war 195 Euro für 5 Tagen, die Firma Car2Rent hat 702 Euro auf der Rechnung für die Firma HUK -Coburg geschrieben. Jetzt bezahlt die Firma HUK die Rechnung nicht, weil sie warten auf unseren KFZ Vertrag bezüglich des Kaufs vom neuen Auto. Das wird aber dauern. Weil unser kaputtes Auto nicht mehr zu reparieren war. Wir ahben das Auto verkauft an die Firma, die HUK COburg uns angeboten hat. Das Prroblem, dass die Rechnung von Car2Rent nicht bezahlt wurde, war uns nicht bewusst. Wir haben ihre email erst am 18.01.2023 erhalten. Aber die Rechnung ist viel Höhe, als ihre Wagen kosten. Was können wir nun tun? Anspruch auf eine Beratung von der Versicherungsfirma von unserem ex Auto haben wir anscheinend nicht mehr.</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3">asmin Pesla</text:h>
      <text:p text:style-name="P4"> </text:p>
      <text:p text:style-name="P5">Anwalt</text:p>
      <text:p text:style-name="P6">Ihnen steht Erstattung der Mietwagenkosten zu bis zur Beschaffung eines neuen Wagens. Dabei setzt die neuere Rechtsprechung 14 Tage an plus 2-3 Tage Ünerlegungsfrist. Es ist daher nicht verständlich, dass die Versicherung die Kostenerstattung ablehnt. Fordern Sie die Versicherung zum Kostenausgleich auf unter einer Fristsetzung von max. 14 Tagen und drohen Sie an, sich danach anwaltlich vertreten zu lassen.</text:p>
      <text:p text:style-name="P6">Ich hoffe, ich konnte Ihnen weiterhelfen. Bitte bewerten Sie noch meineAntwort durch das Anklicken der Sterne am oberen rechten Rand Ihrer Frageseite(mind. 3-5 Sterne). Es entstehen Ihnen dadurch keine Zusatzkosten. Nachfragenbleiben nach der Bewertung weiterhin möglich.</text:p>
      <text:p text:style-name="P6">Bitte haben Sie Verständnis, dass ohne Bewertung und damit Bezahlung einesTeilbetrages an mich eine Anwaltshaftung nicht übernommen wird.</text:p>
      <text:p text:style-name="P6">Vielen Dank und</text:p>
      <text:p text:style-name="P6">Mit freundlichen Grüssen</text:p>
      <text:p text:style-name="P6">Rechtsanwältin Jasmin Pesl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6T15:05:58.676000000</dc:date>
    <meta:editing-duration>PT26M19S</meta:editing-duration>
    <meta:editing-cycles>2</meta:editing-cycles>
    <meta:generator>LibreOffice/7.2.4.1$Windows_X86_64 LibreOffice_project/27d75539669ac387bb498e35313b970b7fe9c4f9</meta:generator>
    <meta:document-statistic meta:table-count="0" meta:image-count="0" meta:object-count="0" meta:page-count="1" meta:paragraph-count="11" meta:word-count="308" meta:character-count="1998" meta:non-whitespace-character-count="1699"/>
  </office:meta>
</office:document-meta>
</file>